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4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2"><text:span text:style-name="T2">Сравнение натуральных чисел: 1 - если первое больше, 0 - если числа равны, 2 – если второе больше.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2"><text:span text:style-name="T2">Вычитание из первого числа второго, если первое меньше, то вернуть натуральное 0.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2"><text:span text:style-name="T2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2"><text:span text:style-name="T2">Вычисление первой цифры деления большего натурального на меньшее, домноженное на 10^k, где k - номер позиции этой цифры (номер считается с нуля).</text:span></text:p>
            <text:p text:style-name="P12"><text:span text:style-name="T2">Если делится на ноль, то вернуть натуральное на 1 больше, чем делимое.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P2"><text:span text:style-name="T2">Частное от деления большего натурального числа на меньшее или равное натуральное с остатком (делитель отличен от нуля). Если делится на ноль, то вернуть натуральное на 1 больше, чем делимое.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4" office:value-type="string">
            <text:p text:style-name="P2">N-17</text:p>
          </table:table-cell>
          <table:table-cell table:style-name="Таблица1.A14" office:value-type="string">
            <text:p text:style-name="P2">Удаление натурального числа из <text:soft-page-break/>памяти</text:p>
          </table:table-cell>
          <table:table-cell table:style-name="Таблица1.A14" office:value-type="string">
            <text:p text:style-name="P2">DEL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  <table:table-row>
          <table:table-cell table:style-name="Таблица1.A14" office:value-type="string">
            <text:p text:style-name="P2">N-18</text:p>
          </table:table-cell>
          <table:table-cell table:style-name="Таблица1.A14" office:value-type="string">
            <text:p text:style-name="P2">Выделение памяти для натурального числа</text:p>
          </table:table-cell>
          <table:table-cell table:style-name="Таблица1.A14" office:value-type="string">
            <text:p text:style-name="P2">NEWN_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40</meta:editing-cycles>
    <dc:date>2014-09-21T15:44:04</dc:date>
    <meta:editing-duration>P1DT8H3M30S</meta:editing-duration>
    <meta:document-statistic meta:table-count="1" meta:image-count="0" meta:object-count="0" meta:page-count="3" meta:paragraph-count="140" meta:word-count="329" meta:character-count="2237" meta:non-whitespace-character-count="2042"/>
  </office:meta>
</office:document-meta>
</file>